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officeooo:paragraph-rsid="0019cc13" style:font-weight-asian="bold" style:font-weight-complex="bold"/>
    </style:style>
    <style:style style:name="P2" style:family="paragraph" style:parent-style-name="Heading_20_3">
      <style:text-properties officeooo:paragraph-rsid="001a7d83"/>
    </style:style>
    <style:style style:name="P3" style:family="paragraph" style:parent-style-name="Heading_20_3">
      <style:text-properties officeooo:paragraph-rsid="001db7fa"/>
    </style:style>
    <style:style style:name="P4" style:family="paragraph" style:parent-style-name="Heading_20_3" style:list-style-name="L11" style:master-page-name="">
      <loext:graphic-properties draw:fill="none"/>
      <style:paragraph-properties fo:margin-left="-2cm" fo:margin-right="0cm" fo:margin-top="0.247cm" fo:margin-bottom="0.212cm" style:contextual-spacing="false" fo:text-indent="0cm" style:auto-text-indent="false" style:page-number="auto" fo:background-color="transparent" fo:keep-with-next="always"/>
      <style:text-properties officeooo:paragraph-rsid="0031964d"/>
    </style:style>
    <style:style style:name="P5" style:family="paragraph" style:parent-style-name="Standard">
      <style:text-properties officeooo:rsid="0019cc13" officeooo:paragraph-rsid="0019cc13"/>
    </style:style>
    <style:style style:name="P6" style:family="paragraph" style:parent-style-name="Text_20_body" style:list-style-name="L2">
      <style:text-properties officeooo:paragraph-rsid="001a7d83"/>
    </style:style>
    <style:style style:name="P7" style:family="paragraph" style:parent-style-name="Text_20_body">
      <style:text-properties officeooo:rsid="0019cc13" officeooo:paragraph-rsid="0019cc13"/>
    </style:style>
    <style:style style:name="P8" style:family="paragraph" style:parent-style-name="Text_20_body">
      <style:text-properties officeooo:rsid="0019cc13" officeooo:paragraph-rsid="001b8778"/>
    </style:style>
    <style:style style:name="P9" style:family="paragraph" style:parent-style-name="Text_20_body">
      <style:text-properties officeooo:paragraph-rsid="001a7d83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officeooo:paragraph-rsid="001db7fa"/>
    </style:style>
    <style:style style:name="P12" style:family="paragraph" style:parent-style-name="Text_20_body" style:list-style-name="L5">
      <style:text-properties officeooo:paragraph-rsid="00225265"/>
    </style:style>
    <style:style style:name="P13" style:family="paragraph" style:parent-style-name="Text_20_body">
      <style:text-properties fo:font-size="14pt" fo:font-weight="bold" officeooo:paragraph-rsid="001db7fa" style:font-size-asian="14pt" style:font-weight-asian="bold" style:font-size-complex="14pt" style:font-weight-complex="bold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1">
      <style:text-properties officeooo:paragraph-rsid="0031964d"/>
    </style:style>
    <style:style style:name="P24" style:family="paragraph" style:parent-style-name="Text_20_body" style:list-style-name="L11">
      <style:paragraph-properties fo:margin-top="0cm" fo:margin-bottom="0cm" style:contextual-spacing="false"/>
      <style:text-properties officeooo:paragraph-rsid="0031964d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officeooo:rsid="001b8778"/>
    </style:style>
    <style:style style:name="T2" style:family="text">
      <style:text-properties fo:font-size="14pt" officeooo:rsid="001b8778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3">Complexity Theory</text:span></text:span></text:h>
      <text:list text:style-name="L9">
        <text:list-item>
          <text:p text:style-name="P17"><text:span text:style-name="Strong_20_Emphasis">Big-O Notation:</text:span></text:p>
          <text:list>
            <text:list-item>
              <text:p text:style-name="P18">Describes worst-case time complexity of algorithms.</text:p>
            </text:list-item>
            <text:list-item>
              <text:p text:style-name="P18">E.g., parsing: O(n) for simpler grammars, O(n³) for complex cases.</text:p>
            </text:list-item>
          </text:list>
        </text:list-item>
        <text:list-item>
          <text:p text:style-name="P17"><text:span text:style-name="Strong_20_Emphasis">Parsing Algorithms:</text:span></text:p>
          <text:list>
            <text:list-item>
              <text:p text:style-name="P18"><text:span text:style-name="Strong_20_Emphasis">LL, LR, SLR</text:span>: Analyze code structure to check correctness.</text:p>
            </text:list-item>
            <text:list-item>
              <text:p text:style-name="P18">Techniques: Dynamic programming, recursive descent.</text:p>
            </text:list-item>
          </text:list>
        </text:list-item>
        <text:list-item>
          <text:p text:style-name="P17"><text:span text:style-name="Strong_20_Emphasis">Time Complexity Analysis:</text:span></text:p>
          <text:list>
            <text:list-item>
              <text:p text:style-name="P18">Optimize algorithms for syntax analysis, type checking, optimization.</text:p>
            </text:list-item>
            <text:list-item>
              <text:p text:style-name="P17">Minimize time complexity of operations in the compiler.</text:p>
              <text:p text:style-name="P17"/>
            </text:list-item>
          </text:list>
        </text:list-item>
      </text:list>
      <text:h text:style-name="Heading_20_3" text:outline-level="3"><text:span text:style-name="Strong_20_Emphasis"><text:span text:style-name="T3">The Halting Problem</text:span></text:span></text:h>
      <text:list text:style-name="L10">
        <text:list-item>
          <text:p text:style-name="P20"><text:span text:style-name="Strong_20_Emphasis">Decidability (Turing's Proof):</text:span></text:p>
          <text:list>
            <text:list-item>
              <text:p text:style-name="P20">Not all programs can be determined whether they halt or not.</text:p>
            </text:list-item>
            <text:list-item>
              <text:p text:style-name="P19">Affects compiler design to avoid certain checks (e.g., determining halting).</text:p>
              <text:p text:style-name="P19"/>
            </text:list-item>
          </text:list>
        </text:list-item>
      </text:list>
      <text:h text:style-name="Heading_20_3" text:outline-level="3"><text:span text:style-name="Strong_20_Emphasis"><text:span text:style-name="T3">Grammars</text:span></text:span></text:h>
      <text:list text:style-name="L11">
        <text:list-item>
          <text:p text:style-name="P21"><text:span text:style-name="Strong_20_Emphasis">Context-Free Grammars (CFG):</text:span></text:p>
          <text:list>
            <text:list-item>
              <text:p text:style-name="P22">Define syntax of programming languages.</text:p>
            </text:list-item>
            <text:list-item>
              <text:p text:style-name="P22">Rules are used by parsers to check code correctness.</text:p>
            </text:list-item>
            <text:list-item>
              <text:p text:style-name="P22">Example: <text:span text:style-name="Source_20_Text">S -&gt; if E then S else S</text:span> defines an if statement structure.</text:p>
            </text:list-item>
          </text:list>
        </text:list-item>
        <text:list-item>
          <text:p text:style-name="P21"><text:span text:style-name="Strong_20_Emphasis">Finite Automata &amp; Pushdown Automata:</text:span></text:p>
          <text:list>
            <text:list-item>
              <text:p text:style-name="P22"><text:span text:style-name="Strong_20_Emphasis">Finite Automata</text:span>: Recognize tokens (lexical analysis).</text:p>
            </text:list-item>
            <text:list-item>
              <text:p text:style-name="P23"><text:span text:style-name="Strong_20_Emphasis">Pushdown Automata</text:span>: Handle syntax analysis of context-free grammars.</text:p>
            </text:list-item>
          </text:list>
        </text:list-item>
      </text:list>
      <text:p text:style-name="Text_20_body"/>
      <text:list text:continue-numbering="true" text:style-name="L11">
        <text:list-item>
          <text:list>
            <text:list-header>
              <text:h text:style-name="P4" text:outline-level="3"><text:span text:style-name="Strong_20_Emphasis"><text:span text:style-name="T3">Type Systems and Logic</text:span></text:span></text:h>
            </text:list-header>
          </text:list>
        </text:list-item>
        <text:list-item>
          <text:p text:style-name="P23"><text:span text:style-name="Strong_20_Emphasis">Type Theory:</text:span></text:p>
          <text:list>
            <text:list-item>
              <text:p text:style-name="P24">Mathematical framework for understanding type systems.</text:p>
            </text:list-item>
            <text:list-item>
              <text:p text:style-name="P24">Ensures correct expression usage (e.g., preventing addition of string and integer).</text:p>
            </text:list-item>
          </text:list>
        </text:list-item>
        <text:list-item>
          <text:p text:style-name="P23"><text:span text:style-name="Strong_20_Emphasis">Lambda Calculus:</text:span></text:p>
          <text:list>
            <text:list-item>
              <text:p text:style-name="P24">Formal system for function abstraction and application.</text:p>
            </text:list-item>
            <text:list-item>
              <text:p text:style-name="P24">Basis for many functional programming languages.</text:p>
            </text:list-item>
            <text:list-item>
              <text:p text:style-name="P23"><text:span text:style-name="Strong_20_Emphasis"><text:span text:style-name="T3">Compiler transformations often resemble lambda calculus.</text:span></text:span></text:p>
              <text:p text:style-name="P23"><text:span text:style-name="Strong_20_Emphasis"><text:span text:style-name="T3"/></text:span></text:p>
            </text:list-item>
          </text:list>
        </text:list-item>
      </text:list>
      <text:h text:style-name="Heading_20_3" text:outline-level="3"><text:soft-page-break/><text:span text:style-name="Strong_20_Emphasis"><text:span text:style-name="T3">Graph Theory</text:span></text:span></text:h>
      <text:list text:style-name="L12">
        <text:list-item>
          <text:p text:style-name="P25"><text:span text:style-name="Strong_20_Emphasis">Control Flow Graph (CFG):</text:span></text:p>
          <text:list>
            <text:list-item>
              <text:p text:style-name="P26">Represents the program’s intermediate form after compilation.</text:p>
            </text:list-item>
            <text:list-item>
              <text:p text:style-name="P26">Nodes: Basic blocks of code, edges: control flow between blocks.</text:p>
            </text:list-item>
            <text:list-item>
              <text:p text:style-name="P26">Used for optimizations and detecting unreachable/redundant code.</text:p>
            </text:list-item>
          </text:list>
        </text:list-item>
        <text:list-item>
          <text:p text:style-name="P25"><text:span text:style-name="Strong_20_Emphasis">Data Flow Analysis:</text:span></text:p>
          <text:list>
            <text:list-item>
              <text:p text:style-name="P26">Models how data flows through the program.</text:p>
            </text:list-item>
            <text:list-item>
              <text:p text:style-name="P25">Detects variable dependencies and optimizes code.</text:p>
            </text:list-item>
          </text:list>
        </text:list-item>
      </text:list>
      <text:h text:style-name="Heading_20_3" text:outline-level="3"><text:span text:style-name="Strong_20_Emphasis"><text:span text:style-name="T3">Optimization</text:span></text:span></text:h>
      <text:list text:style-name="L13">
        <text:list-item>
          <text:p text:style-name="P27"><text:span text:style-name="Strong_20_Emphasis">Linear Programming &amp; Integer Programming:</text:span></text:p>
          <text:list>
            <text:list-item>
              <text:p text:style-name="P28">Optimize compiler processes like instruction selection and register allocation.</text:p>
            </text:list-item>
            <text:list-item>
              <text:p text:style-name="P28">Goal: Minimize CPU cycles or memory usage.</text:p>
            </text:list-item>
          </text:list>
        </text:list-item>
        <text:list-item>
          <text:p text:style-name="P27"><text:span text:style-name="Strong_20_Emphasis">Dynamic Programming:</text:span></text:p>
          <text:list>
            <text:list-item>
              <text:p text:style-name="P28">Optimizes intermediate representation (IR) transformations.</text:p>
            </text:list-item>
            <text:list-item>
              <text:p text:style-name="P28">Improves instruction scheduling.</text:p>
            </text:list-item>
          </text:list>
        </text:list-item>
        <text:list-item>
          <text:p text:style-name="P27"><text:span text:style-name="Strong_20_Emphasis">Graph Colouring:</text:span></text:p>
          <text:list>
            <text:list-item>
              <text:p text:style-name="P28">Used in register allocation.</text:p>
            </text:list-item>
            <text:list-item>
              <text:p text:style-name="P27">Minimizes the number of registers, ensuring variables used at the same time don’t overlap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2-19T22:00:02.892742583</dc:date>
    <meta:editing-duration>PT12M9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2" meta:paragraph-count="51" meta:word-count="323" meta:character-count="2107" meta:non-whitespace-character-count="1880"/>
  </office:meta>
</office:document-meta>
</file>